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MonacoRegular"/>
    <style:font-face style:name="inherit" svg:font-family="inherit"/>
    <style:font-face style:name="Consolas" svg:font-family="Consolas, 'DejaVu Sans Mono'" style:font-family-generic="swiss"/>
    <style:font-face style:name="FreeSans1" svg:font-family="FreeSans" style:font-family-generic="swiss"/>
    <style:font-face style:name="Droid Sans Fallback2" svg:font-family="'Droid Sans Fallback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style:line-height-at-least="0.397cm"/>
      <style:text-properties style:font-name="Consolas" fo:font-size="40pt" style:font-size-asian="40pt" style:font-size-complex="40pt"/>
    </style:style>
    <style:style style:name="P3" style:family="paragraph">
      <style:paragraph-properties fo:margin-top="0cm" fo:margin-bottom="0.499cm" style:line-height-at-least="0.397cm"/>
      <style:text-properties style:font-name="Consolas" fo:font-size="40pt" style:font-size-asian="40pt" style:font-size-complex="40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paragraph-properties style:line-height-at-least="0.397cm"/>
      <style:text-properties fo:color="#000000" style:font-name="Consolas" fo:font-size="20pt" style:font-size-asian="20pt" style:font-size-complex="20pt"/>
    </style:style>
    <style:style style:name="P7" style:family="paragraph">
      <style:paragraph-properties style:line-height-at-least="0.397cm"/>
      <style:text-properties style:font-name="Consolas" fo:font-size="20pt" style:font-size-asian="20pt" style:font-size-complex="20pt"/>
    </style:style>
    <style:style style:name="P8" style:family="paragraph">
      <style:paragraph-properties fo:margin-top="0cm" fo:margin-bottom="0.499cm" style:line-height-at-least="0.397cm"/>
      <style:text-properties fo:color="#000000" style:font-name="Consolas" fo:font-size="20pt" style:font-size-asian="20pt" style:font-size-complex="20pt"/>
    </style:style>
    <style:style style:name="P9" style:family="paragraph">
      <style:paragraph-properties style:line-height-at-least="0.397cm"/>
      <style:text-properties fo:font-size="9.5pt" fo:font-weight="bold" style:font-weight-asian="bold" style:font-weight-complex="bold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paragraph-properties style:line-height-at-least="0.397cm"/>
      <style:text-properties fo:font-size="28pt" fo:font-weight="bold" style:font-size-asian="28pt" style:font-weight-asian="bold" style:font-size-complex="28pt" style:font-weight-complex="bold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style:line-height-at-least="0.397cm"/>
      <style:text-properties fo:font-size="36pt" fo:font-weight="bold" style:font-size-asian="36pt" style:font-weight-asian="bold" style:font-size-complex="36pt" style:font-weight-complex="bold"/>
    </style:style>
    <style:style style:name="P14" style:family="paragraph">
      <style:paragraph-properties style:line-height-at-least="0.397cm"/>
      <style:text-properties style:font-name="inherit" fo:font-size="36pt" fo:font-weight="bold" style:font-size-asian="36pt" style:font-weight-asian="bold" style:font-size-complex="36pt" style:font-weight-complex="bold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paragraph-properties style:line-height-at-least="0.397cm"/>
      <style:text-properties fo:font-size="40pt" fo:font-weight="bold" style:font-size-asian="40pt" style:font-weight-asian="bold" style:font-size-complex="40pt" style:font-weight-complex="bold"/>
    </style:style>
    <style:style style:name="P17" style:family="paragraph">
      <style:paragraph-properties style:line-height-at-least="0.397cm"/>
      <style:text-properties fo:font-size="40pt" style:font-size-asian="40pt" style:font-size-complex="40pt"/>
    </style:style>
    <style:style style:name="P18" style:family="paragraph">
      <style:paragraph-properties style:line-height-at-least="0.397cm"/>
      <style:text-properties fo:font-size="32pt" fo:font-weight="bold" style:font-size-asian="32pt" style:font-weight-asian="bold" style:font-size-complex="32pt" style:font-weight-complex="bold"/>
    </style:style>
    <style:style style:name="P19" style:family="paragraph">
      <style:paragraph-properties style:line-height-at-least="0.397cm"/>
      <style:text-properties fo:font-size="32pt" style:font-size-asian="32pt" style:font-size-complex="32pt"/>
    </style:style>
    <style:style style:name="P20" style:family="paragraph">
      <style:text-properties fo:font-size="32pt" style:font-size-asian="32pt" style:font-size-complex="32pt"/>
    </style:style>
    <style:style style:name="P21" style:family="paragraph">
      <style:paragraph-properties style:line-height-at-least="0.397cm"/>
      <style:text-properties fo:font-size="36pt" style:font-size-asian="36pt" style:font-size-complex="36pt"/>
    </style:style>
    <style:style style:name="T1" style:family="text">
      <style:text-properties fo:color="#999999"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666666" style:font-name="Consolas" fo:font-size="40pt" style:font-size-asian="40pt" style:font-size-complex="40pt"/>
    </style:style>
    <style:style style:name="T4" style:family="text">
      <style:text-properties fo:color="#000000" style:font-name="Consolas" fo:font-size="40pt" style:font-size-asian="40pt" style:font-size-complex="40pt"/>
    </style:style>
    <style:style style:name="T5" style:family="text">
      <style:text-properties fo:color="#007020" style:font-name="Consolas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0e84b5" style:font-name="Consolas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4070a0" style:font-name="Consolas" fo:font-size="40pt" style:font-size-asian="40pt" style:font-size-complex="40pt"/>
    </style:style>
    <style:style style:name="T8" style:family="text">
      <style:text-properties fo:color="#40a070" style:font-name="Consolas" fo:font-size="40pt" style:font-size-asian="40pt" style:font-size-complex="40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007020" style:font-name="Consolas" fo:font-size="20pt" style:font-size-asian="20pt" style:font-size-complex="20pt"/>
    </style:style>
    <style:style style:name="T13" style:family="text">
      <style:text-properties fo:color="#000000" style:font-name="Consolas" fo:font-size="20pt" style:font-size-asian="20pt" style:font-size-complex="20pt"/>
    </style:style>
    <style:style style:name="T14" style:family="text">
      <style:text-properties fo:color="#ff6b2a" style:font-name="inherit"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006fe0" style:font-name="Monaco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000000" style:font-name="inherit" fo:font-size="26pt" fo:font-weight="bold" style:font-size-asian="26pt" style:font-weight-asian="bold" style:font-size-complex="26pt" style:font-weight-complex="bold"/>
    </style:style>
    <style:style style:name="T17" style:family="text">
      <style:text-properties fo:color="#0d0000" style:font-name="inherit" fo:font-size="26pt" fo:font-weight="bold" style:font-size-asian="26pt" style:font-weight-asian="bold" style:font-size-complex="26pt" style:font-weight-complex="bold"/>
    </style:style>
    <style:style style:name="T18" style:family="text">
      <style:text-properties fo:color="#2a6dca" style:font-name="inherit" fo:font-size="26pt" fo:font-weight="bold" style:font-size-asian="26pt" style:font-weight-asian="bold" style:font-size-complex="26pt" style:font-weight-complex="bold"/>
    </style:style>
    <style:style style:name="T19" style:family="text">
      <style:text-properties fo:color="#00ae5d" style:font-name="inherit"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ff6b2a" style:font-name="inherit" fo:font-size="28pt" fo:font-weight="bold" style:font-size-asian="28pt" style:font-weight-asian="bold" style:font-size-complex="28pt" style:font-weight-complex="bold"/>
    </style:style>
    <style:style style:name="T21" style:family="text">
      <style:text-properties fo:color="#006fe0" style:font-name="Monaco" fo:font-size="28pt" fo:font-weight="bold" style:font-size-asian="28pt" style:font-weight-asian="bold" style:font-size-complex="28pt" style:font-weight-complex="bold"/>
    </style:style>
    <style:style style:name="T22" style:family="text">
      <style:text-properties fo:color="#000000" style:font-name="inherit" fo:font-size="28pt" fo:font-weight="bold" style:font-size-asian="28pt" style:font-weight-asian="bold" style:font-size-complex="28pt" style:font-weight-complex="bold"/>
    </style:style>
    <style:style style:name="T23" style:family="text">
      <style:text-properties fo:color="#2a6dca" style:font-name="inherit" fo:font-size="28pt" fo:font-weight="bold" style:font-size-asian="28pt" style:font-weight-asian="bold" style:font-size-complex="28pt" style:font-weight-complex="bold"/>
    </style:style>
    <style:style style:name="T24" style:family="text">
      <style:text-properties fo:color="#0d0000" style:font-name="inherit" fo:font-size="28pt" fo:font-weight="bold" style:font-size-asian="28pt" style:font-weight-asian="bold" style:font-size-complex="28pt" style:font-weight-complex="bold"/>
    </style:style>
    <style:style style:name="T25" style:family="text">
      <style:text-properties fo:color="#00ae5d" style:font-name="inherit" fo:font-size="28pt" fo:font-weight="bold" style:font-size-asian="28pt" style:font-weight-asian="bold" style:font-size-complex="28pt" style:font-weight-complex="bold"/>
    </style:style>
    <style:style style:name="T26" style:family="text">
      <style:text-properties fo:color="#bf54b6" style:font-name="inherit" fo:font-size="28pt" fo:font-weight="bold" style:font-size-asian="28pt" style:font-weight-asian="bold" style:font-size-complex="28pt" style:font-weight-complex="bold"/>
    </style:style>
    <style:style style:name="T27" style:family="text">
      <style:text-properties fo:color="#ff6b2a" style:font-name="inherit" fo:font-size="36pt" fo:font-weight="bold" style:font-size-asian="36pt" style:font-weight-asian="bold" style:font-size-complex="36pt" style:font-weight-complex="bold"/>
    </style:style>
    <style:style style:name="T28" style:family="text">
      <style:text-properties fo:color="#006fe0" style:font-name="Monaco" fo:font-size="36pt" fo:font-weight="bold" style:font-size-asian="36pt" style:font-weight-asian="bold" style:font-size-complex="36pt" style:font-weight-complex="bold"/>
    </style:style>
    <style:style style:name="T29" style:family="text">
      <style:text-properties fo:color="#000000" style:font-name="inherit" fo:font-size="36pt" fo:font-weight="bold" style:font-size-asian="36pt" style:font-weight-asian="bold" style:font-size-complex="36pt" style:font-weight-complex="bold"/>
    </style:style>
    <style:style style:name="T30" style:family="text">
      <style:text-properties fo:color="#0d0000" style:font-name="inherit" fo:font-size="36pt" fo:font-weight="bold" style:font-size-asian="36pt" style:font-weight-asian="bold" style:font-size-complex="36pt" style:font-weight-complex="bold"/>
    </style:style>
    <style:style style:name="T31" style:family="text">
      <style:text-properties fo:color="#bf54b6" style:font-name="inherit" fo:font-size="36pt" fo:font-weight="bold" style:font-size-asian="36pt" style:font-weight-asian="bold" style:font-size-complex="36pt" style:font-weight-complex="bold"/>
    </style:style>
    <style:style style:name="T32" style:family="text">
      <style:text-properties fo:color="#00ae5d" style:font-name="inherit" fo:font-size="36pt" fo:font-weight="bold" style:font-size-asian="36pt" style:font-weight-asian="bold" style:font-size-complex="36pt" style:font-weight-complex="bold"/>
    </style:style>
    <style:style style:name="T33" style:family="text">
      <style:text-properties fo:color="#ff6b2a" style:font-name="inherit" fo:font-size="40pt" fo:font-weight="bold" style:font-size-asian="40pt" style:font-weight-asian="bold" style:font-size-complex="40pt" style:font-weight-complex="bold"/>
    </style:style>
    <style:style style:name="T34" style:family="text">
      <style:text-properties fo:color="#006fe0" style:font-name="Monaco" fo:font-size="40pt" fo:font-weight="bold" style:font-size-asian="40pt" style:font-weight-asian="bold" style:font-size-complex="40pt" style:font-weight-complex="bold"/>
    </style:style>
    <style:style style:name="T35" style:family="text">
      <style:text-properties fo:color="#2a6dca" style:font-name="inherit" fo:font-size="40pt" fo:font-weight="bold" style:font-size-asian="40pt" style:font-weight-asian="bold" style:font-size-complex="40pt" style:font-weight-complex="bold"/>
    </style:style>
    <style:style style:name="T36" style:family="text">
      <style:text-properties fo:color="#000000" style:font-name="inherit" fo:font-size="40pt" fo:font-weight="bold" style:font-size-asian="40pt" style:font-weight-asian="bold" style:font-size-complex="40pt" style:font-weight-complex="bold"/>
    </style:style>
    <style:style style:name="T37" style:family="text">
      <style:text-properties fo:color="#0d0000" style:font-name="inherit" fo:font-size="40pt" fo:font-weight="bold" style:font-size-asian="40pt" style:font-weight-asian="bold" style:font-size-complex="40pt" style:font-weight-complex="bold"/>
    </style:style>
    <style:style style:name="T38" style:family="text">
      <style:text-properties fo:color="#00ae5d" style:font-name="inherit" fo:font-size="40pt" fo:font-weight="bold" style:font-size-asian="40pt" style:font-weight-asian="bold" style:font-size-complex="40pt" style:font-weight-complex="bold"/>
    </style:style>
    <style:style style:name="T39" style:family="text">
      <style:text-properties fo:color="#ff6b2a" style:font-name="inherit" fo:font-size="32pt" fo:font-weight="bold" style:font-size-asian="32pt" style:font-weight-asian="bold" style:font-size-complex="32pt" style:font-weight-complex="bold"/>
    </style:style>
    <style:style style:name="T40" style:family="text">
      <style:text-properties fo:color="#006fe0" style:font-name="Monaco" fo:font-size="32pt" fo:font-weight="bold" style:font-size-asian="32pt" style:font-weight-asian="bold" style:font-size-complex="32pt" style:font-weight-complex="bold"/>
    </style:style>
    <style:style style:name="T41" style:family="text">
      <style:text-properties fo:color="#000000" style:font-name="inherit" fo:font-size="32pt" fo:font-weight="bold" style:font-size-asian="32pt" style:font-weight-asian="bold" style:font-size-complex="32pt" style:font-weight-complex="bold"/>
    </style:style>
    <style:style style:name="T42" style:family="text">
      <style:text-properties fo:color="#2a6dca" style:font-name="inherit" fo:font-size="32pt" fo:font-weight="bold" style:font-size-asian="32pt" style:font-weight-asian="bold" style:font-size-complex="32pt" style:font-weight-complex="bold"/>
    </style:style>
    <style:style style:name="T43" style:family="text">
      <style:text-properties fo:color="#0d0000" style:font-name="inherit" fo:font-size="32pt" fo:font-weight="bold" style:font-size-asian="32pt" style:font-weight-asian="bold" style:font-size-complex="32pt" style:font-weight-complex="bold"/>
    </style:style>
    <style:style style:name="T44" style:family="text">
      <style:text-properties fo:color="#00ae5d" style:font-name="inherit" fo:font-size="32pt" fo:font-weight="bold" style:font-size-asian="32pt" style:font-weight-asian="bold" style:font-size-complex="32pt" style:font-weight-complex="bold"/>
    </style:style>
    <style:style style:name="T45" style:family="text">
      <style:text-properties fo:font-size="32pt" style:font-size-asian="32pt" style:font-size-complex="32pt"/>
    </style:style>
    <style:style style:name="T46" style:family="text">
      <style:text-properties fo:color="#2a6dca" style:font-name="inherit" fo:font-size="36pt" fo:font-weight="bold" style:font-size-asian="36pt" style:font-weight-asian="bold" style:font-size-complex="36pt" style:font-weight-complex="bold"/>
    </style:style>
    <style:style style:name="T4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ython ORM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Cosmin Poieana</text:p>
            <text:p>&lt;<text:a xlink:href="mailto:cmin@ropython.org" xlink:type="simple">cmin@ropython.org</text:a>&gt;</text:p>
            <text:p/>
            <text:p/>
            <text:p text:style-name="P1">→<text:tab/><text:tab/>baze de date</text:p>
            <text:p text:style-name="P1">→<text:tab/><text:tab/>tipuri de ORM (modele)</text:p>
            <text:p text:style-name="P1">→<text:tab/><text:tab/>comparații (exemple)</text:p>
            <text:p text:style-name="P1">→<text:tab/><text:tab/>peewee</text:p>
            <text:p text:style-name="P1">→<text:tab/><text:tab/>resurs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base API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list>
                  <text:list-item>
                    <text:list>
                      <text:list-header>
                        <text:p><text:span text:style-name="T1">NoSQL</text:span></text:p>
                      </text:list-header>
                    </text:list>
                  </text:list-item>
                </text:list>
              </text:list-item>
              <text:list-item>
                <text:p>redis</text:p>
              </text:list-item>
              <text:list-item>
                <text:p>mongodb</text:p>
              </text:list-item>
              <text:list-item>
                <text:p>…</text:p>
                <text:p/>
                <text:list>
                  <text:list-item>
                    <text:list>
                      <text:list-header>
                        <text:p><text:s/><text:span text:style-name="T1">SQL</text:span></text:p>
                      </text:list-header>
                    </text:list>
                  </text:list-item>
                </text:list>
              </text:list-item>
              <text:list-item>
                <text:p>pyodbc</text:p>
              </text:list-item>
              <text:list-item>
                <text:p>sqlite3</text:p>
              </text:list-item>
              <text:list-item>
                <text:p>pymysql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qlite3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3">
              <text:list-item>
                <text:p>Nu are nevoie de driver, server</text:p>
              </text:list-item>
              <text:list-item>
                <text:p>Static pe disc / memorie</text:p>
              </text:list-item>
              <text:list-item>
                <text:p>Interogări simple (+ mici diferențe)</text:p>
                <text:p/>
                <text:p>1. conexiune</text:p>
                <text:p>2. obținere cursor</text:p>
                <text:p>3. execuție interogare</text:p>
                <text:p>*. <text:span text:style-name="T2">commit</text:span></text:p>
                <text:p>4. închide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qlite3</text:p>
          </draw:text-box>
        </draw:frame>
        <draw:frame presentation:style-name="pr4" draw:text-style-name="P4" draw:layer="layout" svg:width="25.199cm" svg:height="14.898cm" svg:x="1.4cm" svg:y="4.914cm" presentation:class="outline" presentation:user-transformed="true">
          <draw:text-box>
            <text:p text:style-name="P2"><text:span text:style-name="T3">&gt;&gt;&gt;</text:span><text:span text:style-name="T4"> </text:span><text:span text:style-name="T5">import</text:span><text:span text:style-name="T4"> </text:span><text:span text:style-name="T6">sqlite3</text:span></text:p>
            <text:p text:style-name="P2"><text:span text:style-name="T3">&gt;&gt;&gt;</text:span><text:span text:style-name="T4"> conn </text:span><text:span text:style-name="T3">=</text:span><text:span text:style-name="T4"> sqlite3</text:span><text:span text:style-name="T3">.</text:span><text:span text:style-name="T4">connect(</text:span><text:span text:style-name="T7">"ropy.db"</text:span><text:span text:style-name="T4">)</text:span></text:p>
            <text:p text:style-name="P2"><text:span text:style-name="T3">&gt;&gt;&gt;</text:span><text:span text:style-name="T4"> c </text:span><text:span text:style-name="T3">=</text:span><text:span text:style-name="T4"> conn</text:span><text:span text:style-name="T3">.</text:span><text:span text:style-name="T4">cursor()</text:span></text:p>
            <text:p text:style-name="P2"><text:span text:style-name="T3">&gt;&gt;&gt;</text:span><text:span text:style-name="T4"> c</text:span><text:span text:style-name="T3">.</text:span><text:span text:style-name="T4">execute(</text:span><text:span text:style-name="T7">"CREATE TABLE persoana (nume text, adresa text, varsta real)"</text:span><text:span text:style-name="T4">)</text:span></text:p>
            <text:p text:style-name="P2"><text:span text:style-name="T3">&gt;&gt;&gt;</text:span><text:span text:style-name="T4"> c</text:span><text:span text:style-name="T3">.</text:span><text:span text:style-name="T4">execute(</text:span><text:span text:style-name="T7">"INSERT INTO persoana VALUES ('Nume1', 'Adresa1', 20)"</text:span><text:span text:style-name="T4">)</text:span></text:p>
            <text:p text:style-name="P2"><text:span text:style-name="T3">&gt;&gt;&gt;</text:span><text:span text:style-name="T4"> conn</text:span><text:span text:style-name="T3">.</text:span><text:span text:style-name="T4">commit()</text:span></text:p>
            <text:p text:style-name="P2"><text:span text:style-name="T3">&gt;&gt;&gt;</text:span><text:span text:style-name="T4"> c</text:span><text:span text:style-name="T3">.</text:span><text:span text:style-name="T4">execute(</text:span><text:span text:style-name="T7">"SELECT * FROM persoana"</text:span><text:span text:style-name="T4">)</text:span></text:p>
            <text:p text:style-name="P2"><text:span text:style-name="T3">&gt;&gt;&gt;</text:span><text:span text:style-name="T4"> c</text:span><text:span text:style-name="T3">.</text:span><text:span text:style-name="T4">fetchall()</text:span></text:p>
            <text:p text:style-name="P3"><text:span text:style-name="T4">[(</text:span><text:span text:style-name="T7">u'Nume1'</text:span><text:span text:style-name="T4">, </text:span><text:span text:style-name="T7">u'Adresa1'</text:span><text:span text:style-name="T4">, </text:span><text:span text:style-name="T8">20.0</text:span><text:span text:style-name="T4">)]</text:span></text:p>
            <text:p text:style-name="P4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RM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3">
              <text:list-item>
                <text:p text:style-name="P5"><text:span text:style-name="T2">Object-relational mapping</text:span></text:p>
                <text:p text:style-name="P5"><text:span text:style-name="T10">(convertire date dintr-un sistem incompatibil in POO)</text:span></text:p>
              </text:list-item>
              <text:list-item>
                <text:p text:style-name="P5"><text:span text:style-name="T10">Pony, Django ORM, peewee, SQLAlchemy</text:span></text:p>
              </text:list-item>
              <text:list-item>
                <text:p text:style-name="P5"><text:span text:style-name="T10">Modele</text:span></text:p>
                <text:list>
                  <text:list-item>
                    <text:p><text:span text:style-name="T10">DataMapper</text:span></text:p>
                  </text:list-item>
                  <text:list-item>
                    <text:p><text:span text:style-name="T10">ActiveRecord</text:span></text:p>
                  </text:list-item>
                </text:list>
              </text:list-item>
              <text:list-item>
                <text:p text:style-name="P5"><text:span text:style-name="T10">SQLite, MySQL, PostgreSQL[, Oracle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jango ORM</text:p>
          </draw:text-box>
        </draw:frame>
        <draw:frame presentation:style-name="pr4" draw:text-style-name="P10" draw:layer="layout" svg:width="25.199cm" svg:height="15.406cm" svg:x="1.4cm" svg:y="4.914cm" presentation:class="outline" presentation:user-transformed="true">
          <draw:text-box>
            <text:p text:style-name="P6"><text:span text:style-name="T11">$ django-admin.py startproject ropy</text:span></text:p>
            <text:p text:style-name="P7"><text:span text:style-name="T12">$ cd </text:span><text:span text:style-name="T13">ropy</text:span></text:p>
            <text:p text:style-name="P8"><text:span text:style-name="T11">$ python manage.py syncdb</text:span></text:p>
            <text:p text:style-name="P8"><text:span text:style-name="T11"/></text:p>
            <text:p text:style-name="P9"><text:span text:style-name="T14">&gt;&gt;&gt;</text:span><text:span text:style-name="T15"> </text:span><text:span text:style-name="T14">from</text:span><text:span text:style-name="T15"> </text:span><text:span text:style-name="T16">django</text:span><text:span text:style-name="T17">.</text:span><text:span text:style-name="T18">db </text:span><text:span text:style-name="T14">import</text:span><text:span text:style-name="T15"> </text:span><text:span text:style-name="T16">models</text:span></text:p>
            <text:p text:style-name="P9"><text:span text:style-name="T14">&gt;&gt;&gt;</text:span><text:span text:style-name="T15"> </text:span><text:span text:style-name="T14">class</text:span><text:span text:style-name="T15"> </text:span><text:span text:style-name="T18">Person</text:span><text:span text:style-name="T17">(</text:span><text:span text:style-name="T16">models</text:span><text:span text:style-name="T17">.</text:span><text:span text:style-name="T16">Model</text:span><text:span text:style-name="T17">)</text:span><text:span text:style-name="T14">:</text:span></text:p>
            <text:p text:style-name="P9"><text:span text:style-name="T17">...</text:span><text:span text:style-name="T15">     </text:span><text:span text:style-name="T16">name</text:span><text:span text:style-name="T15"> </text:span><text:span text:style-name="T14">=</text:span><text:span text:style-name="T15"> </text:span><text:span text:style-name="T16">models</text:span><text:span text:style-name="T17">.</text:span><text:span text:style-name="T18">TextField</text:span><text:span text:style-name="T17">()</text:span></text:p>
            <text:p text:style-name="P9"><text:span text:style-name="T17">...</text:span><text:span text:style-name="T15">     </text:span><text:span text:style-name="T14">class</text:span><text:span text:style-name="T15"> </text:span><text:span text:style-name="T16">Meta</text:span><text:span text:style-name="T14">:</text:span></text:p>
            <text:p text:style-name="P9"><text:span text:style-name="T17">...</text:span><text:span text:style-name="T15">         </text:span><text:span text:style-name="T16">app_label</text:span><text:span text:style-name="T15"> </text:span><text:span text:style-name="T14">=</text:span><text:span text:style-name="T15"> </text:span><text:span text:style-name="T19">'demo'</text:span></text:p>
            <text:p text:style-name="P9"><text:span text:style-name="T14">&gt;&gt;&gt;</text:span><text:span text:style-name="T15"> </text:span><text:span text:style-name="T14">class</text:span><text:span text:style-name="T15"> </text:span><text:span text:style-name="T18">Address</text:span><text:span text:style-name="T17">(</text:span><text:span text:style-name="T16">models</text:span><text:span text:style-name="T17">.</text:span><text:span text:style-name="T16">Model</text:span><text:span text:style-name="T17">)</text:span><text:span text:style-name="T14">:</text:span></text:p>
            <text:p text:style-name="P9"><text:span text:style-name="T17">...</text:span><text:span text:style-name="T15">     </text:span><text:span text:style-name="T16">address</text:span><text:span text:style-name="T15"> </text:span><text:span text:style-name="T14">=</text:span><text:span text:style-name="T15"> </text:span><text:span text:style-name="T16">models</text:span><text:span text:style-name="T17">.</text:span><text:span text:style-name="T18">TextField</text:span><text:span text:style-name="T17">()</text:span></text:p>
            <text:p text:style-name="P9"><text:span text:style-name="T17">...</text:span><text:span text:style-name="T15">     </text:span><text:span text:style-name="T16">person</text:span><text:span text:style-name="T15"> </text:span><text:span text:style-name="T14">=</text:span><text:span text:style-name="T15"> </text:span><text:span text:style-name="T16">models</text:span><text:span text:style-name="T17">.</text:span><text:span text:style-name="T18">ForeignKey</text:span><text:span text:style-name="T17">(</text:span><text:span text:style-name="T16">Person</text:span><text:span text:style-name="T17">)</text:span></text:p>
            <text:p text:style-name="P9"><text:span text:style-name="T17">...</text:span><text:span text:style-name="T15">     </text:span><text:span text:style-name="T14">class</text:span><text:span text:style-name="T15"> </text:span><text:span text:style-name="T16">Meta</text:span><text:span text:style-name="T14">:</text:span></text:p>
            <text:p text:style-name="P9"><text:span text:style-name="T17">...</text:span><text:span text:style-name="T15">         </text:span><text:span text:style-name="T16">app_label</text:span><text:span text:style-name="T15"> </text:span><text:span text:style-name="T14">=</text:span><text:span text:style-name="T15"> </text:span><text:span text:style-name="T19">'demo'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jango ORM</text:p>
          </draw:text-box>
        </draw:frame>
        <draw:frame presentation:style-name="pr4" draw:text-style-name="P12" draw:layer="layout" svg:width="25.199cm" svg:height="12.179cm" svg:x="1.4cm" svg:y="4.914cm" presentation:class="outline" presentation:user-transformed="true">
          <draw:text-box>
            <text:p text:style-name="P11"><text:span text:style-name="T20">&gt;&gt;&gt;</text:span><text:span text:style-name="T21"> </text:span><text:span text:style-name="T22">p</text:span><text:span text:style-name="T21"> </text:span><text:span text:style-name="T20">=</text:span><text:span text:style-name="T21"> </text:span><text:span text:style-name="T23">Person</text:span><text:span text:style-name="T24">(</text:span><text:span text:style-name="T22">name</text:span><text:span text:style-name="T20">=</text:span><text:span text:style-name="T25">'person'</text:span><text:span text:style-name="T24">)</text:span></text:p>
            <text:p text:style-name="P11"><text:span text:style-name="T20">&gt;&gt;&gt;</text:span><text:span text:style-name="T21"> </text:span><text:span text:style-name="T22">p</text:span><text:span text:style-name="T24">.</text:span><text:span text:style-name="T23">save</text:span><text:span text:style-name="T24">()</text:span></text:p>
            <text:p text:style-name="P11"><text:span text:style-name="T20">&gt;&gt;&gt;</text:span><text:span text:style-name="T21"> </text:span><text:span text:style-name="T26">print</text:span><text:span text:style-name="T21"> </text:span><text:span text:style-name="T25">"%r, %r"</text:span><text:span text:style-name="T21"> </text:span><text:span text:style-name="T20">%</text:span><text:span text:style-name="T21"> </text:span><text:span text:style-name="T24">(</text:span><text:span text:style-name="T22">p</text:span><text:span text:style-name="T24">.</text:span><text:span text:style-name="T26">id</text:span><text:span text:style-name="T24">,</text:span><text:span text:style-name="T21"> </text:span><text:span text:style-name="T22">p</text:span><text:span text:style-name="T24">.</text:span><text:span text:style-name="T22">name</text:span><text:span text:style-name="T24">)</text:span></text:p>
            <text:p text:style-name="P11"><text:span text:style-name="T22">1</text:span><text:span text:style-name="T24">,</text:span><text:span text:style-name="T21"> </text:span><text:span text:style-name="T25">'person'</text:span></text:p>
            <text:p text:style-name="P11"><text:span text:style-name="T20">&gt;&gt;&gt;</text:span><text:span text:style-name="T21"> </text:span><text:span text:style-name="T22">a</text:span><text:span text:style-name="T21"> </text:span><text:span text:style-name="T20">=</text:span><text:span text:style-name="T21"> </text:span><text:span text:style-name="T23">Address</text:span><text:span text:style-name="T24">(</text:span><text:span text:style-name="T22">person</text:span><text:span text:style-name="T20">=</text:span><text:span text:style-name="T22">p</text:span><text:span text:style-name="T24">,</text:span><text:span text:style-name="T21"> </text:span><text:span text:style-name="T22">address</text:span><text:span text:style-name="T20">=</text:span><text:span text:style-name="T25">'address'</text:span><text:span text:style-name="T24">)</text:span></text:p>
            <text:p text:style-name="P11"><text:span text:style-name="T20">&gt;&gt;&gt;</text:span><text:span text:style-name="T21"> </text:span><text:span text:style-name="T22">a</text:span><text:span text:style-name="T24">.</text:span><text:span text:style-name="T23">save</text:span><text:span text:style-name="T24">()</text:span></text:p>
            <text:p text:style-name="P11"><text:span text:style-name="T20">&gt;&gt;&gt;</text:span><text:span text:style-name="T21"> </text:span><text:span text:style-name="T26">print</text:span><text:span text:style-name="T21"> </text:span><text:span text:style-name="T25">"%r, %r"</text:span><text:span text:style-name="T21"> </text:span><text:span text:style-name="T20">%</text:span><text:span text:style-name="T21"> </text:span><text:span text:style-name="T24">(</text:span><text:span text:style-name="T22">a</text:span><text:span text:style-name="T24">.</text:span><text:span text:style-name="T26">id</text:span><text:span text:style-name="T24">,</text:span><text:span text:style-name="T21"> </text:span><text:span text:style-name="T22">a</text:span><text:span text:style-name="T24">.</text:span><text:span text:style-name="T22">address</text:span><text:span text:style-name="T24">)</text:span></text:p>
            <text:p text:style-name="P11"><text:span text:style-name="T22">1</text:span><text:span text:style-name="T24">,</text:span><text:span text:style-name="T21"> </text:span><text:span text:style-name="T25">'address'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jango ORM</text:p>
          </draw:text-box>
        </draw:frame>
        <draw:frame presentation:style-name="pr4" draw:text-style-name="P15" draw:layer="layout" svg:width="25.199cm" svg:height="14.898cm" svg:x="1.4cm" svg:y="4.914cm" presentation:class="outline" presentation:user-transformed="true">
          <draw:text-box>
            <text:p text:style-name="P13"><text:span text:style-name="T27">&gt;&gt;&gt;</text:span><text:span text:style-name="T28"> </text:span><text:span text:style-name="T29">persons</text:span><text:span text:style-name="T28"> </text:span><text:span text:style-name="T27">=</text:span><text:span text:style-name="T28"> </text:span><text:span text:style-name="T29">Person</text:span><text:span text:style-name="T30">.</text:span><text:span text:style-name="T29">objects</text:span><text:span text:style-name="T30">.</text:span><text:span text:style-name="T31">filter</text:span><text:span text:style-name="T30">(</text:span><text:span text:style-name="T29">name</text:span><text:span text:style-name="T27">=</text:span><text:span text:style-name="T32">'person'</text:span><text:span text:style-name="T30">)</text:span></text:p>
            <text:p text:style-name="P13"><text:span text:style-name="T27">&gt;&gt;&gt;</text:span><text:span text:style-name="T28"> </text:span><text:span text:style-name="T29">p</text:span><text:span text:style-name="T28"> </text:span><text:span text:style-name="T27">=</text:span><text:span text:style-name="T28"> </text:span><text:span text:style-name="T29">persons</text:span><text:span text:style-name="T30">[</text:span><text:span text:style-name="T29">0</text:span><text:span text:style-name="T30">]</text:span></text:p>
            <text:p text:style-name="P13"><text:span text:style-name="T27">&gt;&gt;&gt;</text:span><text:span text:style-name="T28"> </text:span><text:span text:style-name="T31">print</text:span><text:span text:style-name="T28"> </text:span><text:span text:style-name="T32">"%r, %r"</text:span><text:span text:style-name="T28"> </text:span><text:span text:style-name="T27">%</text:span><text:span text:style-name="T28"> </text:span><text:span text:style-name="T30">(</text:span><text:span text:style-name="T29">p</text:span><text:span text:style-name="T30">.</text:span><text:span text:style-name="T31">id</text:span><text:span text:style-name="T30">,</text:span><text:span text:style-name="T28"> </text:span><text:span text:style-name="T29">p</text:span><text:span text:style-name="T30">.</text:span><text:span text:style-name="T29">name</text:span><text:span text:style-name="T30">)</text:span></text:p>
            <text:p text:style-name="P13"><text:span text:style-name="T29">1</text:span><text:span text:style-name="T30">,</text:span><text:span text:style-name="T28"> </text:span><text:span text:style-name="T29">u</text:span><text:span text:style-name="T32">'person'</text:span></text:p>
            <text:p text:style-name="P13"><text:span text:style-name="T27">&gt;&gt;&gt;</text:span><text:span text:style-name="T28"> </text:span><text:span text:style-name="T29">addresses</text:span><text:span text:style-name="T28"> </text:span><text:span text:style-name="T27">=</text:span><text:span text:style-name="T28"> </text:span><text:span text:style-name="T29">Address</text:span><text:span text:style-name="T30">.</text:span><text:span text:style-name="T29">objects</text:span><text:span text:style-name="T30">.</text:span><text:span text:style-name="T31">filter</text:span><text:span text:style-name="T30">(</text:span><text:span text:style-name="T29">person</text:span><text:span text:style-name="T27">=</text:span><text:span text:style-name="T29">p</text:span><text:span text:style-name="T30">)</text:span></text:p>
            <text:p text:style-name="P13"><text:span text:style-name="T27">&gt;&gt;&gt;</text:span><text:span text:style-name="T28"> </text:span><text:span text:style-name="T29">addresses</text:span></text:p>
            <text:p text:style-name="P14"><text:span text:style-name="T30">[</text:span><text:span text:style-name="T27">&lt;</text:span><text:span text:style-name="T29">address</text:span><text:span text:style-name="T27">&gt;</text:span><text:span text:style-name="T30">]</text:span></text:p>
            <text:p text:style-name="P13"><text:span text:style-name="T27">&gt;&gt;&gt;</text:span><text:span text:style-name="T28"> </text:span><text:span text:style-name="T29">a</text:span><text:span text:style-name="T28"> </text:span><text:span text:style-name="T27">=</text:span><text:span text:style-name="T28"> </text:span><text:span text:style-name="T29">addresses</text:span><text:span text:style-name="T30">[</text:span><text:span text:style-name="T29">0</text:span><text:span text:style-name="T30">]</text:span></text:p>
            <text:p text:style-name="P13"><text:span text:style-name="T27">&gt;&gt;&gt;</text:span><text:span text:style-name="T28"> </text:span><text:span text:style-name="T31">print</text:span><text:span text:style-name="T28"> </text:span><text:span text:style-name="T32">"%r, %r"</text:span><text:span text:style-name="T28"> </text:span><text:span text:style-name="T27">%</text:span><text:span text:style-name="T28"> </text:span><text:span text:style-name="T30">(</text:span><text:span text:style-name="T29">a</text:span><text:span text:style-name="T30">.</text:span><text:span text:style-name="T31">id</text:span><text:span text:style-name="T30">,</text:span><text:span text:style-name="T28"> </text:span><text:span text:style-name="T29">a</text:span><text:span text:style-name="T30">.</text:span><text:span text:style-name="T29">address</text:span><text:span text:style-name="T30">)</text:span></text:p>
            <text:p text:style-name="P13"><text:span text:style-name="T29">1</text:span><text:span text:style-name="T30">,</text:span><text:span text:style-name="T28"> </text:span><text:span text:style-name="T29">u</text:span><text:span text:style-name="T32">'address'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ewee</text:p>
          </draw:text-box>
        </draw:frame>
        <draw:frame presentation:style-name="pr4" draw:text-style-name="P4" draw:layer="layout" svg:width="25.199cm" svg:height="15.406cm" svg:x="1.4cm" svg:y="4.914cm" presentation:class="outline" presentation:user-transformed="true">
          <draw:text-box>
            <text:p text:style-name="P16"><text:span text:style-name="T33">&gt;&gt;&gt;</text:span><text:span text:style-name="T34"> </text:span><text:span text:style-name="T33">from</text:span><text:span text:style-name="T34"> </text:span><text:span text:style-name="T35">peewee </text:span><text:span text:style-name="T33">import</text:span><text:span text:style-name="T34"> </text:span><text:span text:style-name="T36">SqliteDatabase</text:span><text:span text:style-name="T37">,</text:span><text:span text:style-name="T34"> </text:span><text:span text:style-name="T36">CharField</text:span><text:span text:style-name="T37">,</text:span><text:span text:style-name="T34"> </text:span><text:span text:style-name="T36">ForeignKeyField</text:span><text:span text:style-name="T37">,</text:span><text:span text:style-name="T34"> </text:span><text:span text:style-name="T36">Model</text:span></text:p>
            <text:p text:style-name="P16"><text:span text:style-name="T33">&gt;&gt;&gt;</text:span><text:span text:style-name="T34"> </text:span><text:span text:style-name="T36">db</text:span><text:span text:style-name="T34"> </text:span><text:span text:style-name="T33">=</text:span><text:span text:style-name="T34"> </text:span><text:span text:style-name="T35">SqliteDatabase</text:span><text:span text:style-name="T37">(</text:span><text:span text:style-name="T38">':memory:'</text:span><text:span text:style-name="T37">)</text:span></text:p>
            <text:p text:style-name="P16"><text:span text:style-name="T33">&gt;&gt;&gt;</text:span><text:span text:style-name="T34"> </text:span><text:span text:style-name="T33">class</text:span><text:span text:style-name="T34"> </text:span><text:span text:style-name="T35">Person</text:span><text:span text:style-name="T37">(</text:span><text:span text:style-name="T36">Model</text:span><text:span text:style-name="T37">)</text:span><text:span text:style-name="T33">:</text:span></text:p>
            <text:p text:style-name="P16"><text:span text:style-name="T37">...</text:span><text:span text:style-name="T34">     </text:span><text:span text:style-name="T36">name</text:span><text:span text:style-name="T34"> </text:span><text:span text:style-name="T33">=</text:span><text:span text:style-name="T34"> </text:span><text:span text:style-name="T35">CharField</text:span><text:span text:style-name="T37">()</text:span></text:p>
            <text:p text:style-name="P16"><text:span text:style-name="T37">...</text:span><text:span text:style-name="T34">     </text:span><text:span text:style-name="T33">class</text:span><text:span text:style-name="T34"> </text:span><text:span text:style-name="T36">Meta</text:span><text:span text:style-name="T33">:</text:span></text:p>
            <text:p text:style-name="P16"><text:span text:style-name="T37">...</text:span><text:span text:style-name="T34">         </text:span><text:span text:style-name="T36">database</text:span><text:span text:style-name="T34"> </text:span><text:span text:style-name="T33">=</text:span><text:span text:style-name="T34"> </text:span><text:span text:style-name="T36">db</text:span></text:p>
            <text:p text:style-name="P16"><text:span text:style-name="T33">&gt;&gt;&gt;</text:span><text:span text:style-name="T34"> </text:span><text:span text:style-name="T33">class</text:span><text:span text:style-name="T34"> </text:span><text:span text:style-name="T35">Address</text:span><text:span text:style-name="T37">(</text:span><text:span text:style-name="T36">Model</text:span><text:span text:style-name="T37">)</text:span><text:span text:style-name="T33">:</text:span></text:p>
            <text:p text:style-name="P16"><text:span text:style-name="T37">...</text:span><text:span text:style-name="T34">     </text:span><text:span text:style-name="T36">address</text:span><text:span text:style-name="T34"> </text:span><text:span text:style-name="T33">=</text:span><text:span text:style-name="T34"> </text:span><text:span text:style-name="T35">CharField</text:span><text:span text:style-name="T37">()</text:span></text:p>
            <text:p text:style-name="P16"><text:span text:style-name="T37">...</text:span><text:span text:style-name="T34">     </text:span><text:span text:style-name="T36">person</text:span><text:span text:style-name="T34"> </text:span><text:span text:style-name="T33">=</text:span><text:span text:style-name="T34"> </text:span><text:span text:style-name="T35">ForeignKeyField</text:span><text:span text:style-name="T37">(</text:span><text:span text:style-name="T36">Person</text:span><text:span text:style-name="T37">)</text:span></text:p>
            <text:p text:style-name="P16"><text:span text:style-name="T37">...</text:span><text:span text:style-name="T34">     </text:span><text:span text:style-name="T33">class</text:span><text:span text:style-name="T34"> </text:span><text:span text:style-name="T36">Meta</text:span><text:span text:style-name="T33">:</text:span></text:p>
            <text:p text:style-name="P16"><text:span text:style-name="T37">...</text:span><text:span text:style-name="T34">         </text:span><text:span text:style-name="T36">database</text:span><text:span text:style-name="T34"> </text:span><text:span text:style-name="T33">=</text:span><text:span text:style-name="T34"> </text:span><text:span text:style-name="T36">db</text:span></text:p>
            <text:p text:style-name="P16"><text:span text:style-name="T33">&gt;&gt;&gt;</text:span><text:span text:style-name="T34"> </text:span><text:span text:style-name="T36">Person</text:span><text:span text:style-name="T37">.</text:span><text:span text:style-name="T35">create_table</text:span><text:span text:style-name="T37">()</text:span></text:p>
            <text:p text:style-name="P16"><text:span text:style-name="T33">&gt;&gt;&gt;</text:span><text:span text:style-name="T34"> </text:span><text:span text:style-name="T36">Address</text:span><text:span text:style-name="T37">.</text:span><text:span text:style-name="T35">create_table</text:span><text:span text:style-name="T37">()</text:span></text:p>
            <text:p text:style-name="P17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ewee</text:p>
          </draw:text-box>
        </draw:frame>
        <draw:frame presentation:style-name="pr4" draw:text-style-name="P20" draw:layer="layout" svg:width="25.199cm" svg:height="12.179cm" svg:x="1.4cm" svg:y="4.914cm" presentation:class="outline">
          <draw:text-box>
            <text:p text:style-name="P18"><text:span text:style-name="T39">&gt;&gt;&gt;</text:span><text:span text:style-name="T40"> </text:span><text:span text:style-name="T41">p</text:span><text:span text:style-name="T40"> </text:span><text:span text:style-name="T39">=</text:span><text:span text:style-name="T40"> </text:span><text:span text:style-name="T42">Person</text:span><text:span text:style-name="T43">(</text:span><text:span text:style-name="T41">name</text:span><text:span text:style-name="T39">=</text:span><text:span text:style-name="T44">'person'</text:span><text:span text:style-name="T43">)</text:span></text:p>
            <text:p text:style-name="P18"><text:span text:style-name="T39">&gt;&gt;&gt;</text:span><text:span text:style-name="T40"> </text:span><text:span text:style-name="T41">p</text:span><text:span text:style-name="T43">.</text:span><text:span text:style-name="T42">save</text:span><text:span text:style-name="T43">()</text:span></text:p>
            <text:p text:style-name="P18"><text:span text:style-name="T39">&gt;&gt;&gt;</text:span><text:span text:style-name="T40"> </text:span><text:span text:style-name="T41">a</text:span><text:span text:style-name="T40"> </text:span><text:span text:style-name="T39">=</text:span><text:span text:style-name="T40"> </text:span><text:span text:style-name="T42">Address</text:span><text:span text:style-name="T43">(</text:span><text:span text:style-name="T41">address</text:span><text:span text:style-name="T39">=</text:span><text:span text:style-name="T44">'address'</text:span><text:span text:style-name="T43">,</text:span><text:span text:style-name="T40"> </text:span><text:span text:style-name="T41">person</text:span><text:span text:style-name="T39">=</text:span><text:span text:style-name="T41">p</text:span><text:span text:style-name="T43">)</text:span></text:p>
            <text:p text:style-name="P18"><text:span text:style-name="T39">&gt;&gt;&gt;</text:span><text:span text:style-name="T40"> </text:span><text:span text:style-name="T41">a</text:span><text:span text:style-name="T43">.</text:span><text:span text:style-name="T42">save</text:span><text:span text:style-name="T43">()</text:span></text:p>
            <text:p text:style-name="P19"><text:span text:style-name="T4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ewee</text:p>
          </draw:text-box>
        </draw:frame>
        <draw:frame presentation:style-name="pr4" draw:text-style-name="P15" draw:layer="layout" svg:width="25.199cm" svg:height="12.179cm" svg:x="1.4cm" svg:y="4.914cm" presentation:class="outline">
          <draw:text-box>
            <text:p text:style-name="P13"><text:span text:style-name="T27">&gt;&gt;&gt;</text:span><text:span text:style-name="T28"> </text:span><text:span text:style-name="T29">person</text:span><text:span text:style-name="T28"> </text:span><text:span text:style-name="T27">=</text:span><text:span text:style-name="T28"> </text:span><text:span text:style-name="T29">Person</text:span><text:span text:style-name="T30">.</text:span><text:span text:style-name="T31">select</text:span><text:span text:style-name="T30">().</text:span><text:span text:style-name="T46">where</text:span><text:span text:style-name="T30">(</text:span><text:span text:style-name="T29">Person</text:span><text:span text:style-name="T30">.</text:span><text:span text:style-name="T29">name</text:span><text:span text:style-name="T28"> </text:span><text:span text:style-name="T27">==</text:span><text:span text:style-name="T28"> </text:span><text:span text:style-name="T32">'person'</text:span><text:span text:style-name="T30">).</text:span><text:span text:style-name="T46">get</text:span><text:span text:style-name="T30">()</text:span></text:p>
            <text:p text:style-name="P13"><text:span text:style-name="T27">&gt;&gt;&gt;</text:span><text:span text:style-name="T28"> </text:span><text:span text:style-name="T31">print</text:span><text:span text:style-name="T28"> </text:span><text:span text:style-name="T32">'%r, %r'</text:span><text:span text:style-name="T28"> </text:span><text:span text:style-name="T27">%</text:span><text:span text:style-name="T28"> </text:span><text:span text:style-name="T30">(</text:span><text:span text:style-name="T29">person</text:span><text:span text:style-name="T30">.</text:span><text:span text:style-name="T31">id</text:span><text:span text:style-name="T30">,</text:span><text:span text:style-name="T28"> </text:span><text:span text:style-name="T29">person</text:span><text:span text:style-name="T30">.</text:span><text:span text:style-name="T29">name</text:span><text:span text:style-name="T30">)</text:span></text:p>
            <text:p text:style-name="P13"><text:span text:style-name="T29">1</text:span><text:span text:style-name="T30">,</text:span><text:span text:style-name="T28"> </text:span><text:span text:style-name="T29">u</text:span><text:span text:style-name="T32">'person'</text:span></text:p>
            <text:p text:style-name="P13"><text:span text:style-name="T27">&gt;&gt;&gt;</text:span><text:span text:style-name="T28"> </text:span><text:span text:style-name="T29">address</text:span><text:span text:style-name="T28"> </text:span><text:span text:style-name="T27">=</text:span><text:span text:style-name="T28"> </text:span><text:span text:style-name="T29">Address</text:span><text:span text:style-name="T30">.</text:span><text:span text:style-name="T31">select</text:span><text:span text:style-name="T30">().</text:span><text:span text:style-name="T46">where</text:span><text:span text:style-name="T30">(</text:span><text:span text:style-name="T29">Address</text:span><text:span text:style-name="T30">.</text:span><text:span text:style-name="T29">person</text:span><text:span text:style-name="T28"> </text:span><text:span text:style-name="T27">==</text:span><text:span text:style-name="T28"> </text:span><text:span text:style-name="T29">person</text:span><text:span text:style-name="T30">).</text:span><text:span text:style-name="T46">get</text:span><text:span text:style-name="T30">()</text:span></text:p>
            <text:p text:style-name="P13"><text:span text:style-name="T27">&gt;&gt;&gt;</text:span><text:span text:style-name="T28"> </text:span><text:span text:style-name="T31">print</text:span><text:span text:style-name="T28"> </text:span><text:span text:style-name="T32">'%r, %r'</text:span><text:span text:style-name="T28"> </text:span><text:span text:style-name="T27">%</text:span><text:span text:style-name="T28"> </text:span><text:span text:style-name="T30">(</text:span><text:span text:style-name="T29">address</text:span><text:span text:style-name="T30">.</text:span><text:span text:style-name="T31">id</text:span><text:span text:style-name="T30">,</text:span><text:span text:style-name="T28"> </text:span><text:span text:style-name="T29">address</text:span><text:span text:style-name="T30">.</text:span><text:span text:style-name="T29">address</text:span><text:span text:style-name="T30">)</text:span></text:p>
            <text:p text:style-name="P13"><text:span text:style-name="T29">1</text:span><text:span text:style-name="T30">,</text:span><text:span text:style-name="T28"> </text:span><text:span text:style-name="T29">u</text:span><text:span text:style-name="T32">'address'</text:span></text:p>
            <text:p text:style-name="P21"><text:span text:style-name="T4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rse</text:p>
          </draw:text-box>
        </draw:frame>
        <draw:frame presentation:style-name="pr4" draw:layer="layout" svg:width="26.162cm" svg:height="12.179cm" svg:x="1.016cm" svg:y="4.914cm" presentation:class="outline" presentation:user-transformed="true">
          <draw:text-box>
            <text:list text:style-name="L3">
              <text:list-item>
                <text:p><text:a xlink:href="http://www.pythoncentral.io/sqlalchemy-vs-orms/" xlink:type="simple">http://www.pythoncentral.io/sqlalchemy-vs-orms/</text:a></text:p>
              </text:list-item>
              <text:list-item>
                <text:p><text:a xlink:href="http://peewee.readthedocs.org/en/latest/" xlink:type="simple">http://peewee.readthedocs.org/en/latest/</text:a></text:p>
              </text:list-item>
              <text:list-item>
                <text:p><text:a xlink:href="http://effectivedjango.com/orm.html" xlink:type="simple">http://effectivedjango.com/orm.html</text:a></text:p>
              </text:list-item>
              <text:list-item>
                <text:p><text:a xlink:href="http://www.sqlalchemy.org/" xlink:type="simple">http://www.sqlalchemy.org/</text:a></text:p>
              </text:list-item>
              <text:list-item>
                <text:p><text:a xlink:href="http://ponyorm.com/" xlink:type="simple">http://ponyorm.com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, MonacoRegular"/>
    <style:font-face style:name="inherit" svg:font-family="inherit"/>
    <style:font-face style:name="Consolas" svg:font-family="Consolas, 'DejaVu Sans Mono'" style:font-family-generic="swiss"/>
    <style:font-face style:name="FreeSans1" svg:font-family="FreeSans" style:font-family-generic="swiss"/>
    <style:font-face style:name="Droid Sans Fallback2" svg:font-family="'Droid Sans Fallback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smin Poieana</meta:initial-creator>
    <meta:creation-date>2014-05-31T08:12:27.864576896</meta:creation-date>
    <dc:date>2014-05-31T12:02:20.133741325</dc:date>
    <dc:creator>Cosmin Poieana</dc:creator>
    <meta:editing-duration>PT3H43M55S</meta:editing-duration>
    <meta:editing-cycles>38</meta:editing-cycles>
    <meta:generator>LibreOffice/4.2.3.3$Linux_X86_64 LibreOffice_project/420m0$Build-3</meta:generator>
    <meta:document-statistic meta:object-count="69"/>
  </office:meta>
</office:document-meta>
</file>